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  <style:font-face style:name="新宋体" svg:font-family="新宋体"/>
    <style:font-face style:name="Arial" svg:font-family="Arial"/>
    <style:font-face style:name="黑体" svg:font-family="黑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新宋体" style:font-name-asian="新宋体" style:font-name-complex="新宋体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1">
      <style:table-cell-properties style:vertical-align="middle" fo:background-color="transparent" style:repeat-content="false"/>
      <style:paragraph-properties fo:text-align="start" fo:margin-left="0cm"/>
      <style:text-properties style:font-name="新宋体" style:font-name-asian="新宋体" style:font-name-complex="新宋体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1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" style:family="table-cell" style:parent-style-name="_24120__35268__contact_32_data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宋体" style:font-name-asian="新宋体" style:font-name-complex="新宋体" fo:font-size="11pt" style:font-size-asian="11pt" style:font-size-complex="11pt" fo:font-weight="bold" style:font-weight-asian="bold" style:font-weight-complex="bold"/>
    </style:style>
    <style:style style:name="ce8" style:family="table-cell" style:parent-style-name="_24120__35268__contact_32_data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宋体" style:font-name-asian="新宋体" style:font-name-complex="新宋体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3C3C3C" style:vertical-align="middle" fo:background-color="transparent"/>
      <style:text-properties style:font-name="宋体" style:font-name-asian="宋体" style:font-name-complex="宋体" fo:font-size="12pt" style:font-size-asian="12pt" style:font-size-complex="12pt" style:font-family-generic="modern"/>
    </style:style>
    <style:style style:name="ce10" style:family="table-cell" style:parent-style-name="Default" style:data-style-name="N0">
      <style:table-cell-properties fo:border="thin solid #3C3C3C" style:vertical-align="middle" fo:background-color="transparent" style:repeat-content="false"/>
      <style:paragraph-properties fo:text-align="start" fo:margin-left="0cm"/>
      <style:text-properties style:font-name="宋体" style:font-name-asian="宋体" style:font-name-complex="宋体" fo:font-size="12pt" style:font-size-asian="12pt" style:font-size-complex="12pt" style:font-family-generic="modern"/>
    </style:style>
    <style:style style:name="ce11" style:family="table-cell" style:parent-style-name="_24120__35268__Sheet1_20" style:data-style-name="N36">
      <style:table-cell-properties fo:border="thin solid #3C3C3C" style:vertical-align="middle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2" style:family="table-cell" style:parent-style-name="_24120__35268__Sheet1_5" style:data-style-name="N37">
      <style:table-cell-properties fo:border="thin solid #3C3C3C" style:vertical-align="middle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middle" fo:background-color="transparent"/>
      <style:text-properties style:font-name="宋体" style:font-name-asian="宋体" style:font-name-complex="宋体" fo:font-size="12pt" style:font-size-asian="12pt" style:font-size-complex="12pt" style:font-family-generic="modern"/>
    </style:style>
    <style:style style:name="ce14" style:family="table-cell" style:parent-style-name="Default" style:data-style-name="N0">
      <style:text-properties style:font-name="新宋体" style:font-name-asian="新宋体" style:font-name-complex="新宋体" fo:font-weight="bold" style:font-weight-asian="bold" style:font-weight-complex="bold"/>
    </style:style>
    <style:style style:name="ce15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0">
      <style:table-cell-properties fo:border="thin solid #3C3C3C"/>
    </style:style>
    <style:style style:name="ce17" style:family="table-cell" style:parent-style-name="Default" style:data-style-name="N0">
      <style:table-cell-properties fo:border="thin solid #3C3C3C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3C3C3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3C3C3C" style:vertical-align="automatic" style:repeat-content="false"/>
      <style:paragraph-properties fo:text-align="center"/>
    </style:style>
    <style:style style:name="ce21" style:family="table-cell" style:parent-style-name="_24120__35268__contact_32_data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宋体" style:font-name-asian="新宋体" style:font-name-complex="新宋体" fo:font-size="11pt" style:font-size-asian="11pt" style:font-size-complex="11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000000" style:vertical-align="middle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9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宋体" style:font-name-asian="宋体" style:font-name-complex="宋体" fo:font-size="12pt" style:font-size-asian="12pt" style:font-size-complex="12pt" fo:font-weight="bold" style:font-weight-asian="bold" style:font-weight-complex="bold" style:font-family-generic="modern"/>
    </style:style>
    <style:style style:name="ce30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宋体" style:font-name-asian="宋体" style:font-name-complex="宋体" fo:font-size="12pt" style:font-size-asian="12pt" style:font-size-complex="12pt" fo:font-weight="bold" style:font-weight-asian="bold" style:font-weight-complex="bold" style:font-family-generic="modern"/>
    </style:style>
    <style:style style:name="ce31" style:family="table-cell" style:parent-style-name="Default" style:data-style-name="N0">
      <style:table-cell-properties fo:border="thin solid #000000"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3C3C3C" style:vertical-align="middle" fo:background-color="transparent" style:repeat-content="false"/>
      <style:paragraph-properties fo:text-align="start" fo:margin-left="0cm"/>
      <style:text-properties style:font-name="黑体" style:font-name-asian="黑体" style:font-name-complex="黑体" fo:font-size="12pt" style:font-size-asian="12pt" style:font-size-complex="12pt" style:font-family-generic="modern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新宋体" style:font-name-asian="新宋体" style:font-name-complex="新宋体" fo:font-size="20pt" style:font-size-asian="20pt" style:font-size-complex="20pt" fo:font-weight="bold" style:font-weight-asian="bold" style:font-weight-complex="bold"/>
    </style:style>
    <style:style style:name="ce35" style:family="table-cell" style:parent-style-name="_24120__35268__contact_32_data" style:data-style-name="N0">
      <style:table-cell-properties fo:border-top="thin solid #3C3C3C" fo:border-bottom="none" fo:border-left="thin solid #3C3C3C" fo:border-right="thin solid #3C3C3C" style:vertical-align="middle" fo:background-color="transparent" style:cell-protect="protected" style:repeat-content="false"/>
      <style:paragraph-properties fo:text-align="start" fo:margin-left="0cm"/>
      <style:text-properties style:font-name="新宋体" style:font-name-asian="新宋体" style:font-name-complex="新宋体"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30">
      <style:table-cell-properties fo:border="thin solid #3C3C3C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宋体" style:font-name-asian="宋体" style:font-name-complex="宋体" fo:font-size="12pt" style:font-size-asian="12pt" style:font-size-complex="12pt" style:font-family-generic="modern"/>
    </style:style>
    <style:style style:name="ce38" style:family="table-cell" style:parent-style-name="_24120__35268__contact_32_data" style:data-style-name="N0">
      <style:table-cell-properties fo:border-top="thin solid #000000" fo:border-bottom="thin solid #3C3C3C" fo:border-left="thin solid #3C3C3C" fo:border-right="thin solid #3C3C3C" style:vertical-align="middle" fo:background-color="transparent" style:cell-protect="protected" style:repeat-content="false"/>
      <style:paragraph-properties fo:text-align="start" fo:margin-left="0cm"/>
      <style:text-properties style:font-name="新宋体" style:font-name-asian="新宋体" style:font-name-complex="新宋体" fo:font-size="11pt" style:font-size-asian="11pt" style:font-size-complex="11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3C3C3C" fo:border-bottom="none" fo:border-left="none" fo:border-right="none" style:vertical-align="middle" fo:background-color="transparent" style:repeat-content="false"/>
      <style:paragraph-properties fo:text-align="center"/>
      <style:text-properties style:font-name="宋体" style:font-name-asian="宋体" style:font-name-complex="宋体" fo:font-size="12pt" style:font-size-asian="12pt" style:font-size-complex="12pt" style:font-family-generic="modern"/>
    </style:style>
    <style:style style:name="T1" style:family="text" style:parent-style-name="Default">
      <style:text-properties fo:color="#000000" style:text-line-through-style="none" style:font-name="新宋体" style:font-name-asian="新宋体" style:font-name-complex="新宋体" fo:font-size="20pt" style:font-size-asian="20pt" style:font-size-complex="2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20pt" style:font-size-asian="20pt" style:font-size-complex="2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6.48229166666667cm"/>
    </style:style>
    <style:style style:name="co4" style:family="table-column">
      <style:table-column-properties fo:break-before="auto" style:column-width="5.953125cm"/>
    </style:style>
    <style:style style:name="co5" style:family="table-column">
      <style:table-column-properties fo:break-before="auto" style:column-width="5.582708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4.10104166666667cm"/>
    </style:style>
    <style:style style:name="co9" style:family="table-column">
      <style:table-column-properties fo:break-before="auto" style:column-width="4.1275cm"/>
    </style:style>
    <style:style style:name="co10" style:family="table-column">
      <style:table-column-properties fo:break-before="auto" style:column-width="3.51895833333333cm"/>
    </style:style>
    <style:style style:name="co11" style:family="table-column">
      <style:table-column-properties fo:break-before="auto" style:column-width="1.8785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number-columns-repeated="16371" table:default-cell-style-name="ce1"/>
        <table:table-row table:style-name="ro1">
          <table:table-cell office:value-type="string" table:style-name="ce2">
            <text:p>${company.street}</text:p>
          </table:table-cell>
          <table:table-cell table:style-name="ce1"/>
          <table:table-cell table:style-name="ce3"/>
          <table:table-cell table:style-name="ce4"/>
          <table:table-cell table:style-name="ce5"/>
          <table:table-cell table:number-columns-repeated="2" table:style-name="ce6"/>
          <table:table-cell table:number-columns-spanned="2" table:number-rows-spanned="1" table:style-name="ce33"/>
          <table:covered-table-cell/>
          <table:table-cell table:number-columns-repeated="16375" table:style-name="ce1"/>
        </table:table-row>
        <table:table-row table:style-name="ro2">
          <table:table-cell office:value-type="string" table:number-columns-spanned="13" table:number-rows-spanned="1" table:style-name="ce34">
            <text:p><text:span text:style-name="T2">入<text:s/></text:span>库<text:span text:style-name="T2"><text:s/></text:span>单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table:style-name="ce22"/>
          <table:table-cell office:value-type="string" table:style-name="ce24">
            <text:p>入库部门：</text:p>
          </table:table-cell>
          <table:table-cell office:value-type="string" table:style-name="ce25">
            <text:p>${department}</text:p>
          </table:table-cell>
          <table:table-cell office:value-type="string" table:style-name="ce26">
            <text:p>仓库：</text:p>
          </table:table-cell>
          <table:table-cell office:value-type="string" table:style-name="ce27">
            <text:p><text:s/>${warehouse}</text:p>
          </table:table-cell>
          <table:table-cell table:number-columns-repeated="2" table:style-name="ce27"/>
          <table:table-cell table:style-name="ce23"/>
          <table:table-cell office:value-type="string" table:style-name="ce28">
            <text:p>供应商编号：</text:p>
          </table:table-cell>
          <table:table-cell office:value-type="string" table:style-name="ce29">
            <text:p>${supplier_num}</text:p>
          </table:table-cell>
          <table:table-cell office:value-type="string" table:style-name="ce30">
            <text:p>入库日期:</text:p>
          </table:table-cell>
          <table:table-cell office:value-type="string" table:style-name="ce31">
            <text:p>${delivery_date}</text:p>
          </table:table-cell>
          <table:table-cell table:style-name="ce31"/>
          <table:table-cell table:number-columns-repeated="16371"/>
        </table:table-row>
        <table:table-row table:style-name="ro1">
          <table:table-cell office:value-type="string" table:style-name="ce7">
            <text:p>序号</text:p>
          </table:table-cell>
          <table:table-cell office:value-type="string" table:style-name="ce7">
            <text:p>ERP编号</text:p>
          </table:table-cell>
          <table:table-cell office:value-type="string" table:style-name="ce7">
            <text:p>物料描述</text:p>
          </table:table-cell>
          <table:table-cell office:value-type="string" table:style-name="ce7">
            <text:p>产品编号</text:p>
          </table:table-cell>
          <table:table-cell office:value-type="string" table:style-name="ce21">
            <text:p>客户产品编号</text:p>
          </table:table-cell>
          <table:table-cell office:value-type="string" table:style-name="ce21">
            <text:p>单位</text:p>
          </table:table-cell>
          <table:table-cell office:value-type="string" table:style-name="ce21">
            <text:p>入库数量</text:p>
          </table:table-cell>
          <table:table-cell office:value-type="string" table:style-name="ce8">
            <text:p>实际数量</text:p>
          </table:table-cell>
          <table:table-cell office:value-type="string" table:style-name="ce21">
            <text:p>默认库位</text:p>
          </table:table-cell>
          <table:table-cell office:value-type="string" table:style-name="ce21">
            <text:p>源单据号码</text:p>
          </table:table-cell>
          <table:table-cell office:value-type="string" table:style-name="ce21">
            <text:p>入库单号</text:p>
          </table:table-cell>
          <table:table-cell office:value-type="string" table:style-name="ce21">
            <text:p>单价</text:p>
          </table:table-cell>
          <table:table-cell office:value-type="string" table:style-name="ce21">
            <text:p>备注</text:p>
          </table:table-cell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38">
            <text:p><text:a xlink:href="py3o://for=%22line%20in%20product_lines%22/">for="line in product_lines"</text:a>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style-name="ce18">
            <text:p>${line.sequence}</text:p>
          </table:table-cell>
          <table:table-cell office:value-type="string" table:style-name="ce18">
            <text:p>${line.product_id.default_code}</text:p>
          </table:table-cell>
          <table:table-cell office:value-type="string" table:style-name="ce18">
            <text:p>${line.product_id.name}</text:p>
          </table:table-cell>
          <table:table-cell office:value-type="string" table:style-name="ce18">
            <text:p>${line.product_id.default_code}</text:p>
          </table:table-cell>
          <table:table-cell office:value-type="string" table:style-name="ce18">
            <text:p>${line.product_id.customer_product_code}</text:p>
          </table:table-cell>
          <table:table-cell office:value-type="string" table:style-name="ce18">
            <text:p>${line.uom}</text:p>
          </table:table-cell>
          <table:table-cell office:value-type="string" table:style-name="ce20">
            <text:p>${line.qty}</text:p>
          </table:table-cell>
          <table:table-cell table:style-name="ce18"/>
          <table:table-cell office:value-type="string" table:style-name="ce18">
            <text:p>${line.location}</text:p>
          </table:table-cell>
          <table:table-cell office:value-type="string" table:style-name="ce18">
            <text:p>${line.origin}</text:p>
          </table:table-cell>
          <table:table-cell office:value-type="string" table:style-name="ce18">
            <text:p>${line.track_order}</text:p>
          </table:table-cell>
          <table:table-cell table:number-columns-repeated="2" table:style-name="ce18"/>
          <table:table-cell table:number-columns-repeated="16371" table:style-name="ce19"/>
        </table:table-row>
        <table:table-row table:style-name="ro1">
          <table:table-cell office:value-type="string" table:number-columns-spanned="13" table:number-rows-spanned="1" table:style-name="ce36">
            <text:p><text:a xlink:href="py3o://for/">/for</text:a>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table:style-name="ce9"/>
          <table:table-cell office:value-type="string" table:style-name="ce32">
            <text:p>总计</text:p>
          </table:table-cell>
          <table:table-cell table:style-name="ce9"/>
          <table:table-cell table:style-name="ce16"/>
          <table:table-cell table:style-name="ce10"/>
          <table:table-cell table:style-name="ce11"/>
          <table:table-cell office:value-type="string" table:style-name="ce17">
            <text:p>${sum_product_qty}</text:p>
          </table:table-cell>
          <table:table-cell table:style-name="ce12"/>
          <table:table-cell table:number-columns-repeated="5" table:style-name="ce9"/>
          <table:table-cell table:number-columns-repeated="16371"/>
        </table:table-row>
        <table:table-row table:style-name="ro1">
          <table:table-cell table:style-name="ce13"/>
          <table:table-cell office:value-type="string" table:number-columns-spanned="9" table:number-rows-spanned="1" table:style-name="ce39">
            <text:p>制单： <text:s text:c="9"/>财务： <text:s text:c="7"/>记账： <text:s text:c="9"/>质检： <text:s text:c="19"/>仓库主管： <text:s text:c="9"/>仓管员： <text:s text:c="9"/>仓库统计员：<text:s text:c="11"/></text:p>
          </table:table-cell>
          <table:covered-table-cell table:number-columns-repeated="8"/>
          <table:table-cell table:style-name="ce14"/>
          <table:table-cell table:style-name="ce15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第一联：仓库（白），第二联：出库部门（红），第三联：出库部门交财务（蓝），第四联：仓库交财务（黄）</text:p>
          </table:table-cell>
          <table:table-cell table:number-columns-repeated="8" table:style-name="ce1"/>
          <table:table-cell table:style-name="ce14"/>
          <table:table-cell table:style-name="ce15"/>
          <table:table-cell table:number-columns-repeated="16372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Print_Area" table:cell-range-address="Sheet1.$A$1:Sheet1.$M$1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  <style:font-face style:name="新宋体" svg:font-family="新宋体"/>
    <style:font-face style:name="Arial" svg:font-family="Arial"/>
    <style:font-face style:name="黑体" svg:font-family="黑体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0">PCS</number:embedded-text>
      </number:number>
    </number:number-style>
    <number:number-style style:name="N37">
      <number:number number:decimal-places="0" number:min-integer-digits="1">
        <number:embedded-text number:position="0">CTNS</number:embedded-text>
      </number:number>
    </number:number-style>
    <number:date-style style:name="N38" number:language="zh" number:country="CN">
      <number:year number:style="long"/>
      <number:text>-</number:text>
      <number:month/>
      <number:text>-</number:text>
      <number:day/>
    </number:date-style>
    <number:currency-style style:name="N39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9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color="#000000" fo:font-size="24pt" style:font-size-asian="24pt" style:font-size-complex="24pt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_24120__35268__contact_32_data" style:display-name="常规_contact data" style:family="table-cell" style:data-style-name="N0">
      <style:table-cell-properties style:vertical-align="middle" fo:background-color="transparent"/>
      <style:text-properties style:font-name="宋体" style:font-name-asian="宋体" style:font-name-complex="宋体" fo:font-size="9pt" style:font-size-asian="9pt" style:font-size-complex="9pt" style:font-family-generic="modern"/>
    </style:style>
    <style:style style:name="_24120__35268__Sheet1_20" style:display-name="常规_Sheet1_20" style:family="table-cell" style:data-style-name="N0">
      <style:table-cell-properties style:vertical-align="automatic" fo:background-color="transparent"/>
      <style:text-properties style:font-name="宋体" style:font-name-asian="宋体" style:font-name-complex="宋体" fo:font-size="12pt" style:font-size-asian="12pt" style:font-size-complex="12pt" style:font-family-generic="modern"/>
    </style:style>
    <style:style style:name="_24120__35268__Sheet1_5" style:display-name="常规_Sheet1_5" style:family="table-cell" style:data-style-name="N0">
      <style:table-cell-properties style:vertical-align="automatic" fo:background-color="transparent"/>
      <style:text-properties style:font-name="宋体" style:font-name-asian="宋体" style:font-name-complex="宋体" fo:font-size="12pt" style:font-size-asian="12pt" style:font-size-complex="12pt" style:font-family-generic="modern"/>
    </style: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39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12</meta:generator>
    <dc:creator>X</dc:creator>
    <meta:creation-date>2017-06-01T18:41:18Z</meta:creation-date>
    <dc:date>2018-04-28T03:05:06Z</dc:date>
    <meta:editing-cycles>38</meta:editing-cycles>
    <meta:editing-duration>PT9240S</meta:editing-duration>
  </office:meta>
</office:document-meta>
</file>